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number-columns-repeated="5" office:value-type="string">
            <text:p>2008-2010</text:p>
          </table:table-cell>
          <table:table-cell table:number-columns-repeated="2"/>
          <table:table-cell office:value-type="string">
            <text:p>whole corpus</text:p>
          </table:table-cell>
          <table:table-cell/>
          <table:table-cell table:number-columns-repeated="2" office:value-type="string">
            <text:p>whole corpus</text:p>
          </table:table-cell>
        </table:table-row>
        <table:table-row table:style-name="ro1">
          <table:table-cell office:value-type="string">
            <text:p>verb</text:p>
          </table:table-cell>
          <table:table-cell office:value-type="string">
            <text:p>number of prolific speakers</text:p>
          </table:table-cell>
          <table:table-cell office:value-type="string">
            <text:p>frequency (prolific speakers only)</text:p>
          </table:table-cell>
          <table:table-cell office:value-type="string">
            <text:p>v2rel (microaverage; prolific speakers only)</text:p>
          </table:table-cell>
          <table:table-cell office:value-type="string">
            <text:p>frequency (all speakers)</text:p>
          </table:table-cell>
          <table:table-cell office:value-type="string">
            <text:p>v2rel (microaverage; all speakers)</text:p>
          </table:table-cell>
          <table:table-cell office:value-type="string">
            <text:p>Included in aggregated study</text:p>
          </table:table-cell>
          <table:table-cell office:value-type="string">
            <text:p>Included in individual study</text:p>
          </table:table-cell>
          <table:table-cell office:value-type="string">
            <text:p>trend</text:p>
          </table:table-cell>
          <table:table-cell office:value-type="string">
            <text:p>meaning</text:p>
          </table:table-cell>
          <table:table-cell office:value-type="string">
            <text:p>range of change</text:p>
          </table:table-cell>
          <table:table-cell office:value-type="string">
            <text:p>stage of change (&lt;0.30, &gt;0.30 &amp; &lt; 0.60, &gt;0.60 &amp; &lt;0.90, &gt;0.90) </text:p>
          </table:table-cell>
        </table:table-row>
        <table:table-row table:style-name="ro1">
          <table:table-cell office:value-type="string">
            <text:p>komma</text:p>
          </table:table-cell>
          <table:table-cell office:value-type="float" office:value="1919">
            <text:p>1919</text:p>
          </table:table-cell>
          <table:table-cell office:value-type="float" office:value="78616">
            <text:p>78616</text:p>
          </table:table-cell>
          <table:table-cell office:value-type="float" office:value="0.615129235778976">
            <text:p>0.6151292358</text:p>
          </table:table-cell>
          <table:table-cell office:value-type="float" office:value="86311">
            <text:p>86311</text:p>
          </table:table-cell>
          <table:table-cell office:value-type="float" office:value="0.611926637392685">
            <text:p>0.6119266374</text:p>
          </table:table-cell>
          <table:table-cell table:formula="of:=IF(AND([.E3]&gt;500;AND([.F3]&gt;=0.01;[.F3]&lt;=0.99));1;0)" office:value-type="float" office:value="1">
            <text:p>1</text:p>
          </table:table-cell>
          <table:table-cell table:formula="of:=IF(AND([.G3]=1;[.B3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me</text:p>
          </table:table-cell>
          <table:table-cell office:value-type="float" office:value="0.267150137686667">
            <text:p>0.2671501377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försöka</text:p>
          </table:table-cell>
          <table:table-cell office:value-type="float" office:value="832">
            <text:p>832</text:p>
          </table:table-cell>
          <table:table-cell office:value-type="float" office:value="21602">
            <text:p>21602</text:p>
          </table:table-cell>
          <table:table-cell office:value-type="float" office:value="0.956716970650866">
            <text:p>0.9567169707</text:p>
          </table:table-cell>
          <table:table-cell office:value-type="float" office:value="30164">
            <text:p>30164</text:p>
          </table:table-cell>
          <table:table-cell office:value-type="float" office:value="0.952194669142023">
            <text:p>0.9521946691</text:p>
          </table:table-cell>
          <table:table-cell table:formula="of:=IF(AND([.E4]&gt;500;AND([.F4]&gt;=0.01;[.F4]&lt;=0.99));1;0)" office:value-type="float" office:value="1">
            <text:p>1</text:p>
          </table:table-cell>
          <table:table-cell table:formula="of:=IF(AND([.G4]=1;[.B4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attempt</text:p>
          </table:table-cell>
          <table:table-cell office:value-type="float" office:value="0.0433043597666668">
            <text:p>0.0433043598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slippa</text:p>
          </table:table-cell>
          <table:table-cell office:value-type="float" office:value="196">
            <text:p>196</text:p>
          </table:table-cell>
          <table:table-cell office:value-type="float" office:value="3698">
            <text:p>3698</text:p>
          </table:table-cell>
          <table:table-cell office:value-type="float" office:value="0.981341265548945">
            <text:p>0.9813412655</text:p>
          </table:table-cell>
          <table:table-cell office:value-type="float" office:value="8760">
            <text:p>8760</text:p>
          </table:table-cell>
          <table:table-cell office:value-type="float" office:value="0.978652968036529">
            <text:p>0.978652968</text:p>
          </table:table-cell>
          <table:table-cell table:formula="of:=IF(AND([.E5]&gt;500;AND([.F5]&gt;=0.01;[.F5]&lt;=0.99));1;0)" office:value-type="float" office:value="1">
            <text:p>1</text:p>
          </table:table-cell>
          <table:table-cell table:formula="of:=IF(AND([.G5]=1;[.B5]&gt;40);1;0)" office:value-type="float" office:value="1">
            <text:p>1</text:p>
          </table:table-cell>
          <table:table-cell/>
          <table:table-cell office:value-type="string">
            <text:p>avoid</text:p>
          </table:table-cell>
          <table:table-cell office:value-type="float" office:value="0.00853939449999996">
            <text:p>0.0085393945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vägra</text:p>
          </table:table-cell>
          <table:table-cell office:value-type="float" office:value="145">
            <text:p>145</text:p>
          </table:table-cell>
          <table:table-cell office:value-type="float" office:value="2714">
            <text:p>2714</text:p>
          </table:table-cell>
          <table:table-cell office:value-type="float" office:value="0.845983787767133">
            <text:p>0.8459837878</text:p>
          </table:table-cell>
          <table:table-cell office:value-type="float" office:value="6864">
            <text:p>6864</text:p>
          </table:table-cell>
          <table:table-cell office:value-type="float" office:value="0.835810023310023">
            <text:p>0.8358100233</text:p>
          </table:table-cell>
          <table:table-cell table:formula="of:=IF(AND([.E6]&gt;500;AND([.F6]&gt;=0.01;[.F6]&lt;=0.99));1;0)" office:value-type="float" office:value="1">
            <text:p>1</text:p>
          </table:table-cell>
          <table:table-cell table:formula="of:=IF(AND([.G6]=1;[.B6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refuse</text:p>
          </table:table-cell>
          <table:table-cell office:value-type="float" office:value="0.0628038819">
            <text:p>0.0628038819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sluta</text:p>
          </table:table-cell>
          <table:table-cell office:value-type="float" office:value="116">
            <text:p>116</text:p>
          </table:table-cell>
          <table:table-cell office:value-type="float" office:value="2173">
            <text:p>2173</text:p>
          </table:table-cell>
          <table:table-cell office:value-type="float" office:value="0.952600092038656">
            <text:p>0.952600092</text:p>
          </table:table-cell>
          <table:table-cell office:value-type="float" office:value="6460">
            <text:p>6460</text:p>
          </table:table-cell>
          <table:table-cell office:value-type="float" office:value="0.940402476780186">
            <text:p>0.9404024768</text:p>
          </table:table-cell>
          <table:table-cell table:formula="of:=IF(AND([.E7]&gt;500;AND([.F7]&gt;=0.01;[.F7]&lt;=0.99));1;0)" office:value-type="float" office:value="1">
            <text:p>1</text:p>
          </table:table-cell>
          <table:table-cell table:formula="of:=IF(AND([.G7]=1;[.B7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stop</text:p>
          </table:table-cell>
          <table:table-cell office:value-type="float" office:value="0.0341486781866669">
            <text:p>0.0341486782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fortsätta</text:p>
          </table:table-cell>
          <table:table-cell office:value-type="float" office:value="74">
            <text:p>74</text:p>
          </table:table-cell>
          <table:table-cell office:value-type="float" office:value="1318">
            <text:p>1318</text:p>
          </table:table-cell>
          <table:table-cell office:value-type="float" office:value="0.5948406676783">
            <text:p>0.5948406677</text:p>
          </table:table-cell>
          <table:table-cell office:value-type="float" office:value="4443">
            <text:p>4443</text:p>
          </table:table-cell>
          <table:table-cell office:value-type="float" office:value="0.598244429439568">
            <text:p>0.5982444294</text:p>
          </table:table-cell>
          <table:table-cell table:formula="of:=IF(AND([.E8]&gt;500;AND([.F8]&gt;=0.01;[.F8]&lt;=0.99));1;0)" office:value-type="float" office:value="1">
            <text:p>1</text:p>
          </table:table-cell>
          <table:table-cell table:formula="of:=IF(AND([.G8]=1;[.B8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ntinue</text:p>
          </table:table-cell>
          <table:table-cell office:value-type="float" office:value="0.134215765846667">
            <text:p>0.1342157658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lömma</text:p>
          </table:table-cell>
          <table:table-cell office:value-type="float" office:value="47">
            <text:p>47</text:p>
          </table:table-cell>
          <table:table-cell office:value-type="float" office:value="666">
            <text:p>666</text:p>
          </table:table-cell>
          <table:table-cell office:value-type="float" office:value="0.821321321321321">
            <text:p>0.8213213213</text:p>
          </table:table-cell>
          <table:table-cell office:value-type="float" office:value="4026">
            <text:p>4026</text:p>
          </table:table-cell>
          <table:table-cell office:value-type="float" office:value="0.856433184302037">
            <text:p>0.8564331843</text:p>
          </table:table-cell>
          <table:table-cell table:formula="of:=IF(AND([.E9]&gt;500;AND([.F9]&gt;=0.01;[.F9]&lt;=0.99));1;0)" office:value-type="float" office:value="1">
            <text:p>1</text:p>
          </table:table-cell>
          <table:table-cell table:formula="of:=IF(AND([.G9]=1;[.B9]&gt;40);1;0)" office:value-type="float" office:value="1">
            <text:p>1</text:p>
          </table:table-cell>
          <table:table-cell/>
          <table:table-cell office:value-type="string">
            <text:p>forget</text:p>
          </table:table-cell>
          <table:table-cell office:value-type="float" office:value="0.0417485648666667">
            <text:p>0.0417485649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planera</text:p>
          </table:table-cell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office:value-type="float" office:value="0.0273224043715847">
            <text:p>0.0273224044</text:p>
          </table:table-cell>
          <table:table-cell office:value-type="float" office:value="1603">
            <text:p>1603</text:p>
          </table:table-cell>
          <table:table-cell office:value-type="float" office:value="0.0711166562694947">
            <text:p>0.0711166563</text:p>
          </table:table-cell>
          <table:table-cell table:formula="of:=IF(AND([.E10]&gt;500;AND([.F10]&gt;=0.01;[.F10]&lt;=0.99));1;0)" office:value-type="float" office:value="1">
            <text:p>1</text:p>
          </table:table-cell>
          <table:table-cell table:formula="of:=IF(AND([.G10]=1;[.B10]&gt;40);1;0)" office:value-type="float" office:value="0">
            <text:p>0</text:p>
          </table:table-cell>
          <table:table-cell/>
          <table:table-cell office:value-type="string">
            <text:p>plan</text:p>
          </table:table-cell>
          <table:table-cell office:value-type="float" office:value="0.0288239131666666">
            <text:p>0.0288239132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riskera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0.0833333333333333">
            <text:p>0.0833333333</text:p>
          </table:table-cell>
          <table:table-cell office:value-type="float" office:value="1023">
            <text:p>1023</text:p>
          </table:table-cell>
          <table:table-cell office:value-type="float" office:value="0.0977517106549365">
            <text:p>0.0977517107</text:p>
          </table:table-cell>
          <table:table-cell table:formula="of:=IF(AND([.E11]&gt;500;AND([.F11]&gt;=0.01;[.F11]&lt;=0.99));1;0)" office:value-type="float" office:value="1">
            <text:p>1</text:p>
          </table:table-cell>
          <table:table-cell table:formula="of:=IF(AND([.G11]=1;[.B11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risk</text:p>
          </table:table-cell>
          <table:table-cell office:value-type="float" office:value="0.0635846474333333">
            <text:p>0.0635846474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lova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.155172413793103">
            <text:p>0.1551724138</text:p>
          </table:table-cell>
          <table:table-cell office:value-type="float" office:value="939">
            <text:p>939</text:p>
          </table:table-cell>
          <table:table-cell office:value-type="float" office:value="0.128860489882854">
            <text:p>0.1288604899</text:p>
          </table:table-cell>
          <table:table-cell table:formula="of:=IF(AND([.E12]&gt;500;AND([.F12]&gt;=0.01;[.F12]&lt;=0.99));1;0)" office:value-type="float" office:value="1">
            <text:p>1</text:p>
          </table:table-cell>
          <table:table-cell table:formula="of:=IF(AND([.G12]=1;[.B12]&gt;40);1;0)" office:value-type="float" office:value="0">
            <text:p>0</text:p>
          </table:table-cell>
          <table:table-cell/>
          <table:table-cell office:value-type="string">
            <text:p>promise</text:p>
          </table:table-cell>
          <table:table-cell office:value-type="float" office:value="0.02006398764">
            <text:p>0.0200639876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behag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.818873668188737">
            <text:p>0.8188736682</text:p>
          </table:table-cell>
          <table:table-cell table:formula="of:=IF(AND([.E13]&gt;500;AND([.F13]&gt;=0.01;[.F13]&lt;=0.99));1;0)" office:value-type="float" office:value="1">
            <text:p>1</text:p>
          </table:table-cell>
          <table:table-cell table:formula="of:=IF(AND([.G13]=1;[.B13]&gt;40);1;0)" office:value-type="float" office:value="0">
            <text:p>0</text:p>
          </table:table-cell>
          <table:table-cell/>
          <table:table-cell office:value-type="string">
            <text:p>please</text:p>
          </table:table-cell>
          <table:table-cell office:value-type="float" office:value="0.0721410788133334">
            <text:p>0.0721410788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anse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0.967948717948718">
            <text:p>0.9679487179</text:p>
          </table:table-cell>
          <table:table-cell office:value-type="float" office:value="547">
            <text:p>547</text:p>
          </table:table-cell>
          <table:table-cell office:value-type="float" office:value="0.93418647166362">
            <text:p>0.9341864717</text:p>
          </table:table-cell>
          <table:table-cell table:formula="of:=IF(AND([.E14]&gt;500;AND([.F14]&gt;=0.01;[.F14]&lt;=0.99));1;0)" office:value-type="float" office:value="1">
            <text:p>1</text:p>
          </table:table-cell>
          <table:table-cell table:formula="of:=IF(AND([.G14]=1;[.B14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consider</text:p>
          </table:table-cell>
          <table:table-cell office:value-type="float" office:value="0.0177199137099999">
            <text:p>0.0177199137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börja</text:p>
          </table:table-cell>
          <table:table-cell office:value-type="float" office:value="1604">
            <text:p>1604</text:p>
          </table:table-cell>
          <table:table-cell office:value-type="float" office:value="54076">
            <text:p>54076</text:p>
          </table:table-cell>
          <table:table-cell office:value-type="float" office:value="0.991604408610104">
            <text:p>0.9916044086</text:p>
          </table:table-cell>
          <table:table-cell office:value-type="float" office:value="62654">
            <text:p>62654</text:p>
          </table:table-cell>
          <table:table-cell office:value-type="float" office:value="0.990902416445877">
            <text:p>0.9909024164</text:p>
          </table:table-cell>
          <table:table-cell table:formula="of:=IF(AND([.E15]&gt;500;AND([.F15]&gt;=0.01;[.F15]&lt;=0.99));1;0)" office:value-type="float" office:value="0">
            <text:p>0</text:p>
          </table:table-cell>
          <table:table-cell table:formula="of:=IF(AND([.G15]=1;[.B15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gin</text:p>
          </table:table-cell>
          <table:table-cell office:value-type="float" office:value="0.0124761475933333">
            <text:p>0.0124761476</text:p>
          </table:table-cell>
          <table:table-cell/>
        </table:table-row>
        <table:table-row table:style-name="ro1">
          <table:table-cell office:value-type="string">
            <text:p>bruka</text:p>
          </table:table-cell>
          <table:table-cell office:value-type="float" office:value="1025">
            <text:p>1025</text:p>
          </table:table-cell>
          <table:table-cell office:value-type="float" office:value="30554">
            <text:p>30554</text:p>
          </table:table-cell>
          <table:table-cell office:value-type="float" office:value="0.999770897427505">
            <text:p>0.9997708974</text:p>
          </table:table-cell>
          <table:table-cell office:value-type="float" office:value="38987">
            <text:p>38987</text:p>
          </table:table-cell>
          <table:table-cell office:value-type="float" office:value="0.999769153820504">
            <text:p>0.9997691538</text:p>
          </table:table-cell>
          <table:table-cell table:formula="of:=IF(AND([.E16]&gt;500;AND([.F16]&gt;=0.01;[.F16]&lt;=0.99));1;0)" office:value-type="float" office:value="0">
            <text:p>0</text:p>
          </table:table-cell>
          <table:table-cell table:formula="of:=IF(AND([.G16]=1;[.B16]&gt;40);1;0)" office:value-type="float" office:value="0">
            <text:p>0</text:p>
          </table:table-cell>
          <table:table-cell/>
          <table:table-cell office:value-type="string">
            <text:p>use</text:p>
          </table:table-cell>
          <table:table-cell office:value-type="float" office:value="0.000700325379999866">
            <text:p>0.0007003254</text:p>
          </table:table-cell>
          <table:table-cell/>
        </table:table-row>
        <table:table-row table:style-name="ro1">
          <table:table-cell office:value-type="string">
            <text:p>behöva</text:p>
          </table:table-cell>
          <table:table-cell office:value-type="float" office:value="676">
            <text:p>676</text:p>
          </table:table-cell>
          <table:table-cell office:value-type="float" office:value="17875">
            <text:p>17875</text:p>
          </table:table-cell>
          <table:table-cell office:value-type="float" office:value="0.999272727272727">
            <text:p>0.9992727273</text:p>
          </table:table-cell>
          <table:table-cell office:value-type="float" office:value="25866">
            <text:p>25866</text:p>
          </table:table-cell>
          <table:table-cell office:value-type="float" office:value="0.999149462615016">
            <text:p>0.9991494626</text:p>
          </table:table-cell>
          <table:table-cell table:formula="of:=IF(AND([.E17]&gt;500;AND([.F17]&gt;=0.01;[.F17]&lt;=0.99));1;0)" office:value-type="float" office:value="0">
            <text:p>0</text:p>
          </table:table-cell>
          <table:table-cell table:formula="of:=IF(AND([.G17]=1;[.B17]&gt;40);1;0)" office:value-type="float" office:value="0">
            <text:p>0</text:p>
          </table:table-cell>
          <table:table-cell/>
          <table:table-cell office:value-type="string">
            <text:p>need</text:p>
          </table:table-cell>
          <table:table-cell office:value-type="float" office:value="0.00101530500000013">
            <text:p>0.001015305</text:p>
          </table:table-cell>
          <table:table-cell/>
        </table:table-row>
        <table:table-row table:style-name="ro1">
          <table:table-cell office:value-type="string">
            <text:p>hinna</text:p>
          </table:table-cell>
          <table:table-cell office:value-type="float" office:value="211">
            <text:p>211</text:p>
          </table:table-cell>
          <table:table-cell office:value-type="float" office:value="3788">
            <text:p>3788</text:p>
          </table:table-cell>
          <table:table-cell office:value-type="float" office:value="0.996568109820486">
            <text:p>0.9965681098</text:p>
          </table:table-cell>
          <table:table-cell office:value-type="float" office:value="9078">
            <text:p>9078</text:p>
          </table:table-cell>
          <table:table-cell office:value-type="float" office:value="0.991738268341044">
            <text:p>0.9917382683</text:p>
          </table:table-cell>
          <table:table-cell table:formula="of:=IF(AND([.E18]&gt;500;AND([.F18]&gt;=0.01;[.F18]&lt;=0.99));1;0)" office:value-type="float" office:value="0">
            <text:p>0</text:p>
          </table:table-cell>
          <table:table-cell table:formula="of:=IF(AND([.G18]=1;[.B18]&gt;40);1;0)" office:value-type="float" office:value="0">
            <text:p>0</text:p>
          </table:table-cell>
          <table:table-cell table:number-columns-repeated="2"/>
          <table:table-cell office:value-type="float" office:value="0.0129399244866667">
            <text:p>0.0129399245</text:p>
          </table:table-cell>
          <table:table-cell/>
        </table:table-row>
        <table:table-row table:style-name="ro1">
          <table:table-cell office:value-type="string">
            <text:p>orka</text:p>
          </table:table-cell>
          <table:table-cell office:value-type="float" office:value="169">
            <text:p>169</text:p>
          </table:table-cell>
          <table:table-cell office:value-type="float" office:value="3108">
            <text:p>3108</text:p>
          </table:table-cell>
          <table:table-cell office:value-type="float" office:value="0.993243243243243">
            <text:p>0.9932432432</text:p>
          </table:table-cell>
          <table:table-cell office:value-type="float" office:value="8290">
            <text:p>8290</text:p>
          </table:table-cell>
          <table:table-cell office:value-type="float" office:value="0.991435464414958">
            <text:p>0.9914354644</text:p>
          </table:table-cell>
          <table:table-cell table:formula="of:=IF(AND([.E19]&gt;500;AND([.F19]&gt;=0.01;[.F19]&lt;=0.99));1;0)" office:value-type="float" office:value="0">
            <text:p>0</text:p>
          </table:table-cell>
          <table:table-cell table:formula="of:=IF(AND([.G19]=1;[.B19]&gt;40);1;0)" office:value-type="float" office:value="0">
            <text:p>0</text:p>
          </table:table-cell>
          <table:table-cell table:number-columns-repeated="2"/>
          <table:table-cell office:value-type="float" office:value="0.00913261858000003">
            <text:p>0.0091326186</text:p>
          </table:table-cell>
          <table:table-cell/>
        </table:table-row>
        <table:table-row table:style-name="ro1">
          <table:table-cell office:value-type="string">
            <text:p>lyckas</text:p>
          </table:table-cell>
          <table:table-cell office:value-type="float" office:value="126">
            <text:p>126</text:p>
          </table:table-cell>
          <table:table-cell office:value-type="float" office:value="2286">
            <text:p>2286</text:p>
          </table:table-cell>
          <table:table-cell office:value-type="float" office:value="0.994750656167979">
            <text:p>0.9947506562</text:p>
          </table:table-cell>
          <table:table-cell office:value-type="float" office:value="6264">
            <text:p>6264</text:p>
          </table:table-cell>
          <table:table-cell office:value-type="float" office:value="0.990421455938697">
            <text:p>0.9904214559</text:p>
          </table:table-cell>
          <table:table-cell table:formula="of:=IF(AND([.E20]&gt;500;AND([.F20]&gt;=0.01;[.F20]&lt;=0.99));1;0)" office:value-type="float" office:value="0">
            <text:p>0</text:p>
          </table:table-cell>
          <table:table-cell table:formula="of:=IF(AND([.G20]=1;[.B20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succeed</text:p>
          </table:table-cell>
          <table:table-cell office:value-type="float" office:value="0.0118740709533333">
            <text:p>0.011874071</text:p>
          </table:table-cell>
          <table:table-cell/>
        </table:table-row>
        <table:table-row table:style-name="ro1">
          <table:table-cell office:value-type="string">
            <text:p>våga</text:p>
          </table:table-cell>
          <table:table-cell office:value-type="float" office:value="71">
            <text:p>71</text:p>
          </table:table-cell>
          <table:table-cell office:value-type="float" office:value="1331">
            <text:p>1331</text:p>
          </table:table-cell>
          <table:table-cell office:value-type="float" office:value="0.999248685199098">
            <text:p>0.9992486852</text:p>
          </table:table-cell>
          <table:table-cell office:value-type="float" office:value="5037">
            <text:p>5037</text:p>
          </table:table-cell>
          <table:table-cell office:value-type="float" office:value="0.996029382568989">
            <text:p>0.9960293826</text:p>
          </table:table-cell>
          <table:table-cell table:formula="of:=IF(AND([.E21]&gt;500;AND([.F21]&gt;=0.01;[.F21]&lt;=0.99));1;0)" office:value-type="float" office:value="0">
            <text:p>0</text:p>
          </table:table-cell>
          <table:table-cell table:formula="of:=IF(AND([.G21]=1;[.B21]&gt;40);1;0)" office:value-type="float" office:value="0">
            <text:p>0</text:p>
          </table:table-cell>
          <table:table-cell table:number-columns-repeated="2"/>
          <table:table-cell office:value-type="float" office:value="0.00131459810000012">
            <text:p>0.0013145981</text:p>
          </table:table-cell>
          <table:table-cell/>
        </table:table-row>
        <table:table-row table:style-name="ro1">
          <table:table-cell office:value-type="string">
            <text:p>råka</text:p>
          </table:table-cell>
          <table:table-cell office:value-type="float" office:value="63">
            <text:p>63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4238">
            <text:p>4238</text:p>
          </table:table-cell>
          <table:table-cell office:value-type="float" office:value="1">
            <text:p>1</text:p>
          </table:table-cell>
          <table:table-cell table:formula="of:=IF(AND([.E22]&gt;500;AND([.F22]&gt;=0.01;[.F22]&lt;=0.99));1;0)" office:value-type="float" office:value="0">
            <text:p>0</text:p>
          </table:table-cell>
          <table:table-cell table:formula="of:=IF(AND([.G22]=1;[.B22]&gt;40);1;0)" office:value-type="float" office:value="0">
            <text:p>0</text:p>
          </table:table-cell>
          <table:table-cell table:number-columns-repeated="2"/>
          <table:table-cell office:value-type="float" office:value="0.00099578842666681">
            <text:p>0.0009957884</text:p>
          </table:table-cell>
          <table:table-cell/>
        </table:table-row>
        <table:table-row table:style-name="ro1">
          <table:table-cell office:value-type="string">
            <text:p>tendera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0.0238095238095238">
            <text:p>0.0238095238</text:p>
          </table:table-cell>
          <table:table-cell office:value-type="float" office:value="345">
            <text:p>345</text:p>
          </table:table-cell>
          <table:table-cell office:value-type="float" office:value="0.0289855072463768">
            <text:p>0.0289855072</text:p>
          </table:table-cell>
          <table:table-cell table:formula="of:=IF(AND([.E23]&gt;500;AND([.F23]&gt;=0.01;[.F23]&lt;=0.99));1;0)" office:value-type="float" office:value="0">
            <text:p>0</text:p>
          </table:table-cell>
          <table:table-cell table:formula="of:=IF(AND([.G23]=1;[.B23]&gt;40);1;0)" office:value-type="float" office:value="0">
            <text:p>0</text:p>
          </table:table-cell>
          <table:table-cell table:number-columns-repeated="2"/>
          <table:table-cell office:value-type="float" office:value="0.0458868371">
            <text:p>0.0458868371</text:p>
          </table:table-cell>
          <table:table-cell/>
        </table:table-row>
        <table:table-row table:style-name="ro1">
          <table:table-cell office:value-type="string">
            <text:p>önska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893939393939394">
            <text:p>0.8939393939</text:p>
          </table:table-cell>
          <table:table-cell table:formula="of:=IF(AND([.E24]&gt;500;AND([.F24]&gt;=0.01;[.F24]&lt;=0.99));1;0)" office:value-type="float" office:value="0">
            <text:p>0</text:p>
          </table:table-cell>
          <table:table-cell table:formula="of:=IF(AND([.G24]=1;[.B24]&gt;40);1;0)" office:value-type="float" office:value="0">
            <text:p>0</text:p>
          </table:table-cell>
          <table:table-cell table:number-columns-repeated="2"/>
          <table:table-cell office:value-type="float" office:value="0.0480937308799999">
            <text:p>0.0480937309</text:p>
          </table:table-cell>
          <table:table-cell/>
        </table:table-row>
        <table:table-row table:style-name="ro1">
          <table:table-cell office:value-type="string">
            <text:p>låtsa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989010989010989">
            <text:p>0.989010989</text:p>
          </table:table-cell>
          <table:table-cell table:formula="of:=IF(AND([.E25]&gt;500;AND([.F25]&gt;=0.01;[.F25]&lt;=0.99));1;0)" office:value-type="float" office:value="0">
            <text:p>0</text:p>
          </table:table-cell>
          <table:table-cell table:formula="of:=IF(AND([.G25]=1;[.B25]&gt;40);1;0)" office:value-type="float" office:value="0">
            <text:p>0</text:p>
          </table:table-cell>
          <table:table-cell/>
          <table:table-cell office:value-type="string">
            <text:p>pretend</text:p>
          </table:table-cell>
          <table:table-cell office:value-type="float" office:value="0.00933988160666654">
            <text:p>0.0093398816</text:p>
          </table:table-cell>
          <table:table-cell/>
        </table:table-row>
        <table:table-row table:style-name="ro1">
          <table:table-cell office:value-type="string">
            <text:p>ida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993630573248407">
            <text:p>0.9936305732</text:p>
          </table:table-cell>
          <table:table-cell table:formula="of:=IF(AND([.E26]&gt;500;AND([.F26]&gt;=0.01;[.F26]&lt;=0.99));1;0)" office:value-type="float" office:value="0">
            <text:p>0</text:p>
          </table:table-cell>
          <table:table-cell table:formula="of:=IF(AND([.G26]=1;[.B26]&gt;40);1;0)" office:value-type="float" office:value="0">
            <text:p>0</text:p>
          </table:table-cell>
          <table:table-cell/>
          <table:table-cell office:value-type="string">
            <text:p>have enough energy</text:p>
          </table:table-cell>
          <table:table-cell office:value-type="float" office:value="0.0156389291200001">
            <text:p>0.0156389291</text:p>
          </table:table-cell>
          <table:table-cell/>
        </table:table-row>
        <table:table-row table:style-name="ro1">
          <table:table-cell office:value-type="string">
            <text:p>beslu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19">
            <text:p>119</text:p>
          </table:table-cell>
          <table:table-cell office:value-type="float" office:value="0.0252100840336134">
            <text:p>0.025210084</text:p>
          </table:table-cell>
          <table:table-cell table:formula="of:=IF(AND([.E27]&gt;500;AND([.F27]&gt;=0.01;[.F27]&lt;=0.99));1;0)" office:value-type="float" office:value="0">
            <text:p>0</text:p>
          </table:table-cell>
          <table:table-cell table:formula="of:=IF(AND([.G27]=1;[.B27]&gt;40);1;0)" office:value-type="float" office:value="0">
            <text:p>0</text:p>
          </table:table-cell>
          <table:table-cell/>
          <table:table-cell office:value-type="string">
            <text:p>decide</text:p>
          </table:table-cell>
          <table:table-cell office:value-type="float" office:value="0.0479059711266667">
            <text:p>0.0479059711</text:p>
          </table:table-cell>
          <table:table-cell/>
        </table:table-row>
        <table:table-row table:style-name="ro1">
          <table:table-cell office:value-type="string">
            <text:p>h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84">
            <text:p>84</text:p>
          </table:table-cell>
          <table:table-cell office:value-type="float" office:value="0.107142857142857">
            <text:p>0.1071428571</text:p>
          </table:table-cell>
          <table:table-cell table:formula="of:=IF(AND([.E28]&gt;500;AND([.F28]&gt;=0.01;[.F28]&lt;=0.99));1;0)" office:value-type="float" office:value="0">
            <text:p>0</text:p>
          </table:table-cell>
          <table:table-cell table:formula="of:=IF(AND([.G28]=1;[.B28]&gt;40);1;0)" office:value-type="float" office:value="0">
            <text:p>0</text:p>
          </table:table-cell>
          <table:table-cell table:number-columns-repeated="2"/>
          <table:table-cell office:value-type="float" office:value="0.08147354786">
            <text:p>0.0814735479</text:p>
          </table:table-cell>
          <table:table-cell/>
        </table:table-row>
        <table:table-row table:style-name="ro1">
          <table:table-cell office:value-type="string">
            <text:p>förmå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38028169</text:p>
          </table:table-cell>
          <table:table-cell table:formula="of:=IF(AND([.E29]&gt;500;AND([.F29]&gt;=0.01;[.F29]&lt;=0.99));1;0)" office:value-type="float" office:value="0">
            <text:p>0</text:p>
          </table:table-cell>
          <table:table-cell table:formula="of:=IF(AND([.G29]=1;[.B29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be able to</text:p>
          </table:table-cell>
          <table:table-cell office:value-type="float" office:value="0.245318612666667">
            <text:p>0.2453186127</text:p>
          </table:table-cell>
          <table:table-cell/>
        </table:table-row>
        <table:table-row table:style-name="ro1">
          <table:table-cell office:value-type="string">
            <text:p>av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float" office:value="0.280701754385965">
            <text:p>0.2807017544</text:p>
          </table:table-cell>
          <table:table-cell table:formula="of:=IF(AND([.E30]&gt;500;AND([.F30]&gt;=0.01;[.F30]&lt;=0.99));1;0)" office:value-type="float" office:value="0">
            <text:p>0</text:p>
          </table:table-cell>
          <table:table-cell table:formula="of:=IF(AND([.G30]=1;[.B30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ar upon</text:p>
          </table:table-cell>
          <table:table-cell office:value-type="float" office:value="0.21990060248">
            <text:p>0.2199006025</text:p>
          </table:table-cell>
          <table:table-cell/>
        </table:table-row>
        <table:table-row table:style-name="ro1">
          <table:table-cell office:value-type="string">
            <text:p>äm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34">
            <text:p>34</text:p>
          </table:table-cell>
          <table:table-cell office:value-type="float" office:value="0.882352941176471">
            <text:p>0.8823529412</text:p>
          </table:table-cell>
          <table:table-cell table:formula="of:=IF(AND([.E31]&gt;500;AND([.F31]&gt;=0.01;[.F31]&lt;=0.99));1;0)" office:value-type="float" office:value="0">
            <text:p>0</text:p>
          </table:table-cell>
          <table:table-cell table:formula="of:=IF(AND([.G31]=1;[.B31]&gt;40);1;0)" office:value-type="float" office:value="0">
            <text:p>0</text:p>
          </table:table-cell>
          <table:table-cell table:number-columns-repeated="2"/>
          <table:table-cell office:value-type="float" office:value="0.160543266375">
            <text:p>0.1605432664</text:p>
          </table:table-cell>
          <table:table-cell/>
        </table:table-row>
        <table:table-row table:style-name="ro1">
          <table:table-cell office:value-type="string">
            <text:p>förefal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IF(AND([.E32]&gt;500;AND([.F32]&gt;=0.01;[.F32]&lt;=0.99));1;0)" office:value-type="float" office:value="0">
            <text:p>0</text:p>
          </table:table-cell>
          <table:table-cell table:formula="of:=IF(AND([.G32]=1;[.B32]&gt;40);1;0)" office:value-type="float" office:value="0">
            <text:p>0</text:p>
          </table:table-cell>
          <table:table-cell/>
          <table:table-cell office:value-type="string">
            <text:p>seem</text:p>
          </table:table-cell>
          <table:table-cell office:value-type="float" office:value="0.107440443645">
            <text:p>0.1074404436</text:p>
          </table:table-cell>
          <table:table-cell/>
        </table:table-row>
        <table:table-row table:style-name="ro1">
          <table:table-cell table:number-columns-repeated="6"/>
          <table:table-cell table:formula="of:=SUM([.G2:.G32])" office:value-type="float" office:value="12">
            <text:p>12</text:p>
          </table:table-cell>
          <table:table-cell table:formula="of:=SUM([.H2:.H32]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3:.E13])" office:value-type="float" office:value="151250">
            <text:p>151250</text:p>
          </table:table-cell>
          <table:table-cell table:number-columns-repeated="7"/>
        </table:table-row>
      </table:table>
      <table:database-ranges>
        <table:database-range table:target-range-address="Sheet1.A2:Sheet1.K32">
          <table:sort>
            <table:sort-by table:field-number="6" table:order="descending" table:data-type="automatic"/>
            <table:sort-by table:field-number="7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4">05/24/2024</text:date>, <text:time>17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24T17:34:54.58</dc:date>
    <meta:generator>OpenOffice/4.1.6$Win32 OpenOffice.org_project/416m1$Build-9790</meta:generator>
    <meta:editing-duration>PT3H33M15S</meta:editing-duration>
    <meta:editing-cycles>4</meta:editing-cycles>
    <meta:document-statistic meta:table-count="1" meta:cell-count="338" meta:object-count="0"/>
    <meta:user-defined meta:name=""/>
  </office:meta>
</office:document-meta>
</file>